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">
      <style:paragraph-properties fo:margin-top="0in" fo:margin-bottom="0in"/>
    </style:style>
    <style:style style:name="P13" style:family="paragraph" style:parent-style-name="Text_20_body" style:list-style-name="L2">
      <style:paragraph-properties fo:margin-top="0in" fo:margin-bottom="0in"/>
    </style:style>
    <style:style style:name="P14" style:family="paragraph" style:parent-style-name="Text_20_body" style:list-style-name="L3">
      <style:paragraph-properties fo:margin-top="0in" fo:margin-bottom="0in"/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7">
      <style:paragraph-properties fo:margin-top="0in" fo:margin-bottom="0in"/>
    </style:style>
    <style:style style:name="P17" style:family="paragraph" style:parent-style-name="Text_20_body" style:list-style-name="L8">
      <style:paragraph-properties fo:margin-top="0in" fo:margin-bottom="0in"/>
    </style:style>
    <style:style style:name="P18" style:family="paragraph" style:parent-style-name="Text_20_body" style:list-style-name="L9">
      <style:paragraph-properties fo:margin-top="0in" fo:margin-bottom="0in"/>
    </style:style>
    <style:style style:name="P19" style:family="paragraph" style:parent-style-name="Text_20_body" style:list-style-name="L10">
      <style:paragraph-properties fo:margin-top="0in" fo:margin-bottom="0in"/>
    </style:style>
    <style:style style:name="P20" style:family="paragraph" style:parent-style-name="Text_20_body" style:list-style-name="L11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Professional CD &amp; MP3 Turntable</text:span></text:p>
      <text:p text:style-name="Text_20_body">Fully equipped for the future of digital DJing and inspired by the input of world-renown DJs, the ingenious CDJ-1000MK3 houses a host of refined ‘feel-good’ features.</text:p>
      <text:p text:style-name="Standard"/>
      <text:p text:style-name="Standard"/>
      <text:p text:style-name="Standard"/>
      <text:p text:style-name="Standard"/>
      <text:p text:style-name="Text_20_body">Combining convenient MP3 compatibility, a fast folder search facility, enhanced presentation of track/wave data and an improved jog wheel with adjustable traction, the MK3s are designed to deliver the most advantageous digital DJ experience.<text:line-break/><text:line-break/>With additional creative possibilities for live re-mixing easily accessible via the new hot loop feature and with gold RCA connectors to maximise the high fidelity sound, the CDJ-1000MK3 puts your performance first!</text:p>
      <text:p text:style-name="Text_20_body"><text:span text:style-name="Strong_20_Emphasis">Features</text:span></text:p>
      <text:list xml:id="list150511068971009913" text:style-name="L1">
        <text:list-item>
          <text:p text:style-name="P12">MP3 playback </text:p>
        </text:list-item>
        <text:list-item>
          <text:p text:style-name="P12">Jogwheel feel adjust </text:p>
        </text:list-item>
        <text:list-item>
          <text:p text:style-name="P12">Brighter display with more detailed waveform </text:p>
        </text:list-item>
        <text:list-item>
          <text:p text:style-name="P12">New hot loop function </text:p>
        </text:list-item>
        <text:list-item>
          <text:p text:style-name="P1">CD text and MP3 track data display </text:p>
        </text:list-item>
      </text:list>
      <text:p text:style-name="Text_20_body"><text:span text:style-name="Strong_20_Emphasis">Specifications</text:span></text:p>
      <text:p text:style-name="Text_20_body">Main Features</text:p>
      <text:list xml:id="list8653109559841301063" text:style-name="L2">
        <text:list-item>
          <text:p text:style-name="P13">Plays </text:p>
          <text:list>
            <text:list-item>
              <text:p text:style-name="P13">CD (including CD-R/-RW) </text:p>
            </text:list-item>
            <text:list-item>
              <text:p text:style-name="P13">MP3 on CD </text:p>
            </text:list-item>
            <text:list-item>
              <text:p text:style-name="P13">MP3 MPEG-1 32Kbps - 320 Kbps / MPEG-2 16 Kbps - 160 Kbps </text:p>
            </text:list-item>
          </text:list>
        </text:list-item>
        <text:list-item>
          <text:p text:style-name="P13">Anti Vibration: Yes </text:p>
        </text:list-item>
        <text:list-item>
          <text:p text:style-name="P2">Included Accessories: MMC (Movable memory card), power cord, manual, stereo phono cable, Control Cable, Forced Eject Pin </text:p>
        </text:list-item>
      </text:list>
      <text:p text:style-name="Text_20_body">Input/Output</text:p>
      <text:list xml:id="list1016564031677974873" text:style-name="L3">
        <text:list-item>
          <text:p text:style-name="P14">Disc Slot: Yes </text:p>
        </text:list-item>
        <text:list-item>
          <text:p text:style-name="P14">Analogue Output: 1 stereo RCA </text:p>
        </text:list-item>
        <text:list-item>
          <text:p text:style-name="P3">Digital Output: Yes </text:p>
        </text:list-item>
      </text:list>
      <text:p text:style-name="Text_20_body">Performance Control</text:p>
      <text:list xml:id="list8929694579799920209" text:style-name="L4">
        <text:list-item>
          <text:p text:style-name="P15">Jog Dial type: Touch sensitive </text:p>
        </text:list-item>
        <text:list-item>
          <text:p text:style-name="P4">Quick Start: Yes </text:p>
        </text:list-item>
      </text:list>
      <text:p text:style-name="Text_20_body">Tempo</text:p>
      <text:list xml:id="list5596257643550671615" text:style-name="L5">
        <text:list-item>
          <text:p text:style-name="P5">BPM Counter: Yes </text:p>
        </text:list-item>
      </text:list>
      <text:p text:style-name="Text_20_body">Cue Functions</text:p>
      <text:list xml:id="list2269421834174598193" text:style-name="L6">
        <text:list-item>
          <text:p text:style-name="P6">Cue / Loop Memory: Yes </text:p>
        </text:list-item>
      </text:list>
      <text:p text:style-name="Text_20_body">Specifications</text:p>
      <text:list xml:id="list8834835224407903740" text:style-name="L7">
        <text:list-item>
          <text:p text:style-name="P16">Signal to Noise Ratio: 115 dB or more (JEITA) </text:p>
        </text:list-item>
        <text:list-item>
          <text:p text:style-name="P16">Distortion: 0,006 % (JEITA) </text:p>
        </text:list-item>
        <text:list-item>
          <text:p text:style-name="P16"><text:soft-page-break/>Power Consumption: 27 Watt </text:p>
        </text:list-item>
        <text:list-item>
          <text:p text:style-name="P16">Frequency Response 4 Hz ~ 20 kHz </text:p>
        </text:list-item>
        <text:list-item>
          <text:p text:style-name="P16">Power Requirements: 220 - 240 V, 50/60 Hz </text:p>
        </text:list-item>
        <text:list-item>
          <text:p text:style-name="P16">Dimensions (W x H xD): 320 x 105 x 370 mm </text:p>
        </text:list-item>
        <text:list-item>
          <text:p text:style-name="P7">Net Weight: 4.2 kg </text:p>
        </text:list-item>
      </text:list>
      <text:p text:style-name="Text_20_body">Display</text:p>
      <text:list xml:id="list992640550272381358" text:style-name="L8">
        <text:list-item>
          <text:p text:style-name="P17">Jog Display: Yes </text:p>
        </text:list-item>
        <text:list-item>
          <text:p text:style-name="P17">Wave Display: Yes </text:p>
        </text:list-item>
        <text:list-item>
          <text:p text:style-name="P17">Playing Address: Yes </text:p>
        </text:list-item>
        <text:list-item>
          <text:p text:style-name="P8">Wave Data: Yes </text:p>
        </text:list-item>
      </text:list>
      <text:p text:style-name="Text_20_body">Performance Control</text:p>
      <text:list xml:id="list2196230321319693293" text:style-name="L9">
        <text:list-item>
          <text:p text:style-name="P18">Jog Dial size: 206,0 mm </text:p>
        </text:list-item>
        <text:list-item>
          <text:p text:style-name="P18">Hot Cue (sampler): Yes </text:p>
        </text:list-item>
        <text:list-item>
          <text:p text:style-name="P18">Reverse: Yes </text:p>
        </text:list-item>
        <text:list-item>
          <text:p text:style-name="P18">Real Time Seamless Loop: Yes </text:p>
        </text:list-item>
        <text:list-item>
          <text:p text:style-name="P18">Loop Adjust: In / out Adjust </text:p>
        </text:list-item>
        <text:list-item>
          <text:p text:style-name="P18">Reloop: Yes </text:p>
        </text:list-item>
        <text:list-item>
          <text:p text:style-name="P18">Jog Modes: CDJ / Vinyl Mode </text:p>
        </text:list-item>
        <text:list-item>
          <text:p text:style-name="P18">Pitch Bend: Yes </text:p>
        </text:list-item>
        <text:list-item>
          <text:p text:style-name="P18">Scratch Play / Cue: Yes </text:p>
        </text:list-item>
        <text:list-item>
          <text:p text:style-name="P18">Quick Scratch: After searching Track </text:p>
        </text:list-item>
        <text:list-item>
          <text:p text:style-name="P18">Fader Start / Back Cue start: Yes </text:p>
        </text:list-item>
        <text:list-item>
          <text:p text:style-name="P18">Relay Play: Yes </text:p>
        </text:list-item>
        <text:list-item>
          <text:p text:style-name="P18">Frame Search: 1/75 Sec </text:p>
        </text:list-item>
        <text:list-item>
          <text:p text:style-name="P9">Vinyl Speed Adjust: Yes </text:p>
        </text:list-item>
      </text:list>
      <text:p text:style-name="Text_20_body">Tempo</text:p>
      <text:list xml:id="list712544394555893608" text:style-name="L10">
        <text:list-item>
          <text:p text:style-name="P19">Master Tempo: Yes </text:p>
        </text:list-item>
        <text:list-item>
          <text:p text:style-name="P10">Front loading Slot-In CD: Yes </text:p>
        </text:list-item>
      </text:list>
      <text:p text:style-name="Text_20_body">Cue Functions</text:p>
      <text:list xml:id="list7005902422787112556" text:style-name="L11">
        <text:list-item>
          <text:p text:style-name="P20">Auto Cue: Yes </text:p>
        </text:list-item>
        <text:list-item>
          <text:p text:style-name="P20">Manual Cue: Yes </text:p>
        </text:list-item>
        <text:list-item>
          <text:p text:style-name="P20">Real Time Cue: Yes </text:p>
        </text:list-item>
        <text:list-item>
          <text:p text:style-name="P11">Cue point sampler: Yes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4S</meta:editing-duration>
    <meta:editing-cycles>3</meta:editing-cycles>
    <meta:generator>OpenOffice/4.1.1$Win32 OpenOffice.org_project/411m6$Build-9775</meta:generator>
    <dc:date>2018-02-10T12:41:53.21</dc:date>
    <meta:document-statistic meta:table-count="0" meta:image-count="0" meta:object-count="0" meta:page-count="2" meta:paragraph-count="64" meta:word-count="394" meta:character-count="2133"/>
    <dc:creator>Marti </dc:creator>
    <meta:user-defined meta:name="Info 1"/>
    <meta:user-defined meta:name="Info 2"/>
    <meta:user-defined meta:name="Info 3"/>
    <meta:user-defined meta:name="Info 4"/>
  </office:meta>
</office:document-meta>
</file>